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14cm"/>
    </style:style>
    <style:style style:name="co3" style:family="table-column">
      <style:table-column-properties fo:break-before="auto" style:column-width="6.729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6.5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98cm" fo:break-before="auto" style:use-optimal-row-height="false"/>
    </style:style>
    <style:style style:name="ro3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99"/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CONJUNCIÓN <text:s/></text:p>
          </table:table-cell>
          <table:table-cell table:style-name="ce1" office:value-type="string" calcext:value-type="string">
            <text:p>AND – Y - ^</text:p>
          </table:table-cell>
          <table:table-cell/>
          <table:table-cell table:style-name="ce3" office:value-type="string" calcext:value-type="string">
            <text:p>Las personas saldrán de paseo si el día de la semana es sábado o domingo y si la temperatura es mayor a 2 grados.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. Temperartura</text:p>
          </table:table-cell>
          <table:table-cell table:style-name="ce1"/>
          <table:table-cell/>
          <table:table-cell office:value-type="string" calcext:value-type="string">
            <text:p>mayor a 18</text:p>
          </table:table-cell>
        </table:table-row>
        <table:table-row table:style-name="ro1">
          <table:table-cell/>
          <table:table-cell office:value-type="string" calcext:value-type="string">
            <text:p>2. Día de la semana</text:p>
          </table:table-cell>
          <table:table-cell table:number-columns-repeated="2"/>
          <table:table-cell office:value-type="string" calcext:value-type="string">
            <text:p>mayor o igual a 1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Si la condición 1 y la condición 2 se cumplen, el resultado es Verdadero,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peradores lógicos (condicione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&gt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gt;=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lt;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lt;=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OND1</text:p>
          </table:table-cell>
          <table:table-cell table:style-name="ce2" office:value-type="string" calcext:value-type="string">
            <text:p>COND 2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Temperatura</text:p>
          </table:table-cell>
          <table:table-cell table:style-name="ce2" office:value-type="string" calcext:value-type="string">
            <text:p>Día</text:p>
          </table:table-cell>
          <table:table-cell table:style-name="ce2" office:value-type="string" calcext:value-type="string">
            <text:p>RESULTADO</text:p>
          </table:table-cell>
        </table:table-row>
        <table:table-row table:style-name="ro1">
          <table:table-cell/>
          <table:table-cell table:style-name="ce2" office:value-type="string" calcext:value-type="string">
            <text:p>Milena 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abado</text:p>
          </table:table-cell>
          <table:table-cell table:style-name="ce2" table:formula="of:=IF([.C20]&gt;=20;&quot;Puede pasear&quot;;&quot;No puede pasear&quot;)" office:value-type="string" office:string-value="No puede pasear" calcext:value-type="string">
            <text:p>No puede pasear</text:p>
          </table:table-cell>
        </table:table-row>
        <table:table-row table:style-name="ro1">
          <table:table-cell/>
          <table:table-cell table:style-name="ce2" office:value-type="string" calcext:value-type="string">
            <text:p>Pedro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Domingo</text:p>
          </table:table-cell>
          <table:table-cell table:style-name="ce2" table:formula="of:=IF([.C21]&gt;=20;&quot;Puede pasear&quot;;&quot;No puede pasear&quot;)" office:value-type="string" office:string-value="Puede pasear" calcext:value-type="string">
            <text:p>Puede pasear</text:p>
          </table:table-cell>
        </table:table-row>
        <table:table-row table:style-name="ro1">
          <table:table-cell/>
          <table:table-cell table:style-name="ce2" office:value-type="string" calcext:value-type="string">
            <text:p>Pabl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Lunes</text:p>
          </table:table-cell>
          <table:table-cell table:style-name="ce2" table:formula="of:=IF([.C22]&gt;=20;&quot;Puede pasear&quot;;&quot;No puede pasear&quot;)" office:value-type="string" office:string-value="No puede pasear" calcext:value-type="string">
            <text:p>No puede pasear</text:p>
          </table:table-cell>
        </table:table-row>
        <table:table-row table:style-name="ro1">
          <table:table-cell/>
          <table:table-cell table:style-name="ce2" office:value-type="string" calcext:value-type="string">
            <text:p>Carmen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iércoles</text:p>
          </table:table-cell>
          <table:table-cell table:style-name="ce2" table:formula="of:=IF([.C23]&gt;=20;&quot;Puede pasear&quot;;&quot;No puede pasear&quot;)" office:value-type="string" office:string-value="No puede pasear" calcext:value-type="string">
            <text:p>No puede pasear</text:p>
          </table:table-cell>
        </table:table-row>
      </table:table>
      <table:table table:name="Hoja2" table:style-name="ta1"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DAD</text:p>
          </table:table-cell>
          <table:table-cell office:value-type="string" calcext:value-type="string">
            <text:p>FÓRMULA MATEMÁTICA O LÓGICA</text:p>
          </table:table-cell>
          <table:table-cell office:value-type="string" calcext:value-type="string">
            <text:p>Resultado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edad&gt;=18</text:p>
          </table:table-cell>
          <table:table-cell table:style-name="ce6" table:formula="of:=[.B3]&gt;=18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edad&gt;=18</text:p>
          </table:table-cell>
          <table:table-cell table:style-name="ce6" table:formula="of:=[.B4]&gt;=18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edad&gt;=18</text:p>
          </table:table-cell>
          <table:table-cell table:style-name="ce6" table:formula="of:=[.B5]&gt;=18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edad&gt;=18</text:p>
          </table:table-cell>
          <table:table-cell table:style-name="ce6" table:formula="of:=[.B6]&gt;=18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edad&gt;=18</text:p>
          </table:table-cell>
          <table:table-cell table:style-name="ce6" table:formula="of:=[.B7]&gt;=18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edad&gt;=18</text:p>
          </table:table-cell>
          <table:table-cell table:style-name="ce6" table:formula="of:=[.B8]&gt;=18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edad&gt;=18</text:p>
          </table:table-cell>
          <table:table-cell table:style-name="ce6" table:formula="of:=[.B9]&gt;=18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edad&gt;=18</text:p>
          </table:table-cell>
          <table:table-cell table:style-name="ce6" table:formula="of:=[.B10]&gt;=18" office:value-type="boolean" office:boolean-value="true" calcext:value-type="boolean">
            <text:p>VERDADERO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Si el agua que viaja por el grifo y llega a su casa es de color naranja es NO <text:s/>POTABLE, pero si el color es del agua es TRANSPARENTE es potable</text:p>
          </table:table-cell>
          <table:covered-table-cell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asa de Jaime</text:p>
          </table:table-cell>
          <table:table-cell office:value-type="string" calcext:value-type="string">
            <text:p>Naranja</text:p>
          </table:table-cell>
          <table:table-cell table:formula="of:=IF([.C16]=&quot;Naranja&quot;;&quot;no potable&quot;;&quot;es potable&quot;)" office:value-type="string" office:string-value="no potable" calcext:value-type="string">
            <text:p>no po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a de Luis</text:p>
          </table:table-cell>
          <table:table-cell office:value-type="string" calcext:value-type="string">
            <text:p>Azul</text:p>
          </table:table-cell>
          <table:table-cell table:formula="of:=IF([.C17]=&quot;Naranja&quot;;&quot;no potable&quot;;&quot;es potable&quot;)" office:value-type="string" office:string-value="es potable" calcext:value-type="string">
            <text:p>es po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a de Maria</text:p>
          </table:table-cell>
          <table:table-cell office:value-type="string" calcext:value-type="string">
            <text:p>Transparente</text:p>
          </table:table-cell>
          <table:table-cell table:formula="of:=IF([.C18]=&quot;Naranja&quot;;&quot;no potable&quot;;&quot;es potable&quot;)" office:value-type="string" office:string-value="es potable" calcext:value-type="string">
            <text:p>es potable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EDAD</text:p>
          </table:table-cell>
          <table:table-cell office:value-type="string" calcext:value-type="string">
            <text:p>NACIONALIDAD</text:p>
          </table:table-cell>
          <table:table-cell office:value-type="string" calcext:value-type="string">
            <text:p>FÓRMULA MATEMÁTICA O LÓGICA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Colombiana</text:p>
          </table:table-cell>
          <table:table-cell/>
          <table:table-cell table:style-name="ce7" table:formula="of:=IF(AND([.B25]&gt;=18;[.C25]=&quot;Colombiana&quot;);&quot;puede votar&quot;;&quot;no puede votar&quot;)" office:value-type="string" office:string-value="no puede votar" calcext:value-type="string">
            <text:p>no puede votar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Peruana</text:p>
          </table:table-cell>
          <table:table-cell/>
          <table:table-cell table:style-name="ce7" table:formula="of:=IF(AND([.B26]&gt;=18;[.C26]=&quot;Colombiana&quot;);&quot;puede votar&quot;;&quot;no puede votar&quot;)" office:value-type="string" office:string-value="no puede votar" calcext:value-type="string">
            <text:p>no puede votar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Venezolana</text:p>
          </table:table-cell>
          <table:table-cell/>
          <table:table-cell table:style-name="ce7" table:formula="of:=IF(AND([.B27]&gt;=18;[.C27]=&quot;Colombiana&quot;);&quot;puede votar&quot;;&quot;no puede votar&quot;)" office:value-type="string" office:string-value="no puede votar" calcext:value-type="string">
            <text:p>no puede votar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Colombiana</text:p>
          </table:table-cell>
          <table:table-cell/>
          <table:table-cell table:style-name="ce7" table:formula="of:=IF(AND([.B28]&gt;=18;[.C28]=&quot;Colombiana&quot;);&quot;puede votar&quot;;&quot;no puede votar&quot;)" office:value-type="string" office:string-value="no puede votar" calcext:value-type="string">
            <text:p>no puede votar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Peruana</text:p>
          </table:table-cell>
          <table:table-cell/>
          <table:table-cell table:style-name="ce7" table:formula="of:=IF(AND([.B29]&gt;=18;[.C29]=&quot;Colombiana&quot;);&quot;puede votar&quot;;&quot;no puede votar&quot;)" office:value-type="string" office:string-value="no puede votar" calcext:value-type="string">
            <text:p>no puede votar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Venezolana</text:p>
          </table:table-cell>
          <table:table-cell/>
          <table:table-cell table:style-name="ce7" table:formula="of:=IF(AND([.B30]&gt;=18;[.C30]=&quot;Colombiana&quot;);&quot;puede votar&quot;;&quot;no puede votar&quot;)" office:value-type="string" office:string-value="no puede votar" calcext:value-type="string">
            <text:p>no puede votar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Colombiana</text:p>
          </table:table-cell>
          <table:table-cell/>
          <table:table-cell table:style-name="ce7" table:formula="of:=IF(AND([.B31]&gt;=18;[.C31]=&quot;Colombiana&quot;);&quot;puede votar&quot;;&quot;no puede votar&quot;)" office:value-type="string" office:string-value="puede votar" calcext:value-type="string">
            <text:p>puede votar</text:p>
          </table:table-cell>
        </table:table-row>
        <table:table-row table:style-name="ro1"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Peruana</text:p>
          </table:table-cell>
          <table:table-cell/>
          <table:table-cell table:style-name="ce7" table:formula="of:=IF(AND([.B32]&gt;=18;[.C32]=&quot;Colombiana&quot;);&quot;puede votar&quot;;&quot;no puede votar&quot;)" office:value-type="string" office:string-value="no puede votar" calcext:value-type="string">
            <text:p>no puede votar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EDAD</text:p>
          </table:table-cell>
          <table:table-cell office:value-type="string" calcext:value-type="string">
            <text:p>NACIONALIDAD</text:p>
          </table:table-cell>
          <table:table-cell office:value-type="string" calcext:value-type="string">
            <text:p>FÓRMULA MATEMÁTICA O LÓGICA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Colombiana</text:p>
          </table:table-cell>
          <table:table-cell/>
          <table:table-cell table:style-name="ce7" table:formula="of:=IF(OR([.B38]&gt;=18;[.C38]=&quot;Colombiana&quot;);&quot;puede votar&quot;;&quot;no puede votar&quot;)" office:value-type="string" office:string-value="puede votar" calcext:value-type="string">
            <text:p>puede votar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Peruana</text:p>
          </table:table-cell>
          <table:table-cell/>
          <table:table-cell table:style-name="ce7" table:formula="of:=IF(OR([.B39]&gt;=18;[.C39]=&quot;Colombiana&quot;);&quot;puede votar&quot;;&quot;no puede votar&quot;)" office:value-type="string" office:string-value="no puede votar" calcext:value-type="string">
            <text:p>no puede votar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Venezolana</text:p>
          </table:table-cell>
          <table:table-cell/>
          <table:table-cell table:style-name="ce7" table:formula="of:=IF(OR([.B40]&gt;=18;[.C40]=&quot;Colombiana&quot;);&quot;puede votar&quot;;&quot;no puede votar&quot;)" office:value-type="string" office:string-value="no puede votar" calcext:value-type="string">
            <text:p>no puede votar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Colombiana</text:p>
          </table:table-cell>
          <table:table-cell/>
          <table:table-cell table:style-name="ce7" table:formula="of:=IF(OR([.B41]&gt;=18;[.C41]=&quot;Colombiana&quot;);&quot;puede votar&quot;;&quot;no puede votar&quot;)" office:value-type="string" office:string-value="puede votar" calcext:value-type="string">
            <text:p>puede votar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Peruana</text:p>
          </table:table-cell>
          <table:table-cell/>
          <table:table-cell table:style-name="ce7" table:formula="of:=IF(OR([.B42]&gt;=18;[.C42]=&quot;Colombiana&quot;);&quot;puede votar&quot;;&quot;no puede votar&quot;)" office:value-type="string" office:string-value="no puede votar" calcext:value-type="string">
            <text:p>no puede votar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Venezolana</text:p>
          </table:table-cell>
          <table:table-cell/>
          <table:table-cell table:style-name="ce7" table:formula="of:=IF(OR([.B43]&gt;=18;[.C43]=&quot;Colombiana&quot;);&quot;puede votar&quot;;&quot;no puede votar&quot;)" office:value-type="string" office:string-value="puede votar" calcext:value-type="string">
            <text:p>puede votar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Colombiana</text:p>
          </table:table-cell>
          <table:table-cell/>
          <table:table-cell table:style-name="ce7" table:formula="of:=IF(OR([.B44]&gt;=18;[.C44]=&quot;Colombiana&quot;);&quot;puede votar&quot;;&quot;no puede votar&quot;)" office:value-type="string" office:string-value="puede votar" calcext:value-type="string">
            <text:p>puede votar</text:p>
          </table:table-cell>
        </table:table-row>
        <table:table-row table:style-name="ro1"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Peruana</text:p>
          </table:table-cell>
          <table:table-cell/>
          <table:table-cell table:style-name="ce7" table:formula="of:=IF(OR([.B45]&gt;=18;[.C45]=&quot;Colombiana&quot;);&quot;puede votar&quot;;&quot;no puede votar&quot;)" office:value-type="string" office:string-value="puede votar" calcext:value-type="string">
            <text:p>puede votar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and</text:p>
          </table:table-cell>
          <table:table-cell table:style-name="ce4" office:value-type="string" calcext:value-type="string" table:number-columns-spanned="3" table:number-rows-spanned="2">
            <text:p>Si un hotel tiene una capacidad de alojamiento mínimo de 300 húespedes por día y el hotel está disponible en la ciudad de Cartagena es cinco estrellas, de lo contrario es de baja categoría</text:p>
          </table:table-cell>
          <table:covered-table-cell table:number-columns-repeated="2"/>
          <table:table-cell/>
        </table:table-row>
        <table:table-row table:style-name="ro1">
          <table:table-cell/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APACIDAD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¿QUÉ CATEGORÍA ES?</text:p>
          </table:table-cell>
          <table:table-cell/>
        </table:table-row>
        <table:table-row table:style-name="ro1">
          <table:table-cell/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artagena</text:p>
          </table:table-cell>
          <table:table-cell table:formula="of:=IF(AND([.B53]&gt;=300;[.C53]=&quot;Cartagena&quot;);&quot;Es de cinco estrellas&quot;;&quot;Es de baja categoría&quot;)" office:value-type="string" office:string-value="Es de baja categoría" calcext:value-type="string">
            <text:p>Es de baja categoría</text:p>
          </table:table-cell>
          <table:table-cell/>
        </table:table-row>
        <table:table-row table:style-name="ro1">
          <table:table-cell/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Cartagena</text:p>
          </table:table-cell>
          <table:table-cell table:formula="of:=IF(AND([.B54]&gt;=300;[.C54]=&quot;Cartagena&quot;);&quot;Es de cinco estrellas&quot;;&quot;Es de baja categoría&quot;)" office:value-type="string" office:string-value="Es de cinco estrellas" calcext:value-type="string">
            <text:p>Es de cinco estrellas</text:p>
          </table:table-cell>
          <table:table-cell/>
        </table:table-row>
        <table:table-row table:style-name="ro1">
          <table:table-cell/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Bogotá</text:p>
          </table:table-cell>
          <table:table-cell table:formula="of:=IF(AND([.B55]&gt;=300;[.C55]=&quot;Cartagena&quot;);&quot;Es de cinco estrellas&quot;;&quot;Es de baja categoría&quot;)" office:value-type="string" office:string-value="Es de baja categoría" calcext:value-type="string">
            <text:p>Es de baja categoría</text:p>
          </table:table-cell>
          <table:table-cell/>
        </table:table-row>
        <table:table-row table:style-name="ro1">
          <table:table-cell/>
          <table:table-cell table:style-name="ce2" office:value-type="float" office:value="1500" calcext:value-type="float">
            <text:p>1500</text:p>
          </table:table-cell>
          <table:table-cell table:style-name="ce2" office:value-type="string" calcext:value-type="string">
            <text:p>Cali</text:p>
          </table:table-cell>
          <table:table-cell table:formula="of:=IF(AND([.B56]&gt;=300;[.C56]=&quot;Cartagena&quot;);&quot;Es de cinco estrellas&quot;;&quot;Es de baja categoría&quot;)" office:value-type="string" office:string-value="Es de baja categoría" calcext:value-type="string">
            <text:p>Es de baja categoría</text:p>
          </table:table-cell>
          <table:table-cell/>
        </table:table-row>
        <table:table-row table:style-name="ro1">
          <table:table-cell/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Medellín</text:p>
          </table:table-cell>
          <table:table-cell table:formula="of:=IF(AND([.B57]&gt;=300;[.C57]=&quot;Cartagena&quot;);&quot;Es de cinco estrellas&quot;;&quot;Es de baja categoría&quot;)" office:value-type="string" office:string-value="Es de baja categoría" calcext:value-type="string">
            <text:p>Es de baja categoría</text:p>
          </table:table-cell>
          <table:table-cell/>
        </table:table-row>
        <table:table-row table:style-name="ro1">
          <table:table-cell/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Cartagena</text:p>
          </table:table-cell>
          <table:table-cell table:formula="of:=IF(AND([.B58]&gt;=300;[.C58]=&quot;Cartagena&quot;);&quot;Es de cinco estrellas&quot;;&quot;Es de baja categoría&quot;)" office:value-type="string" office:string-value="Es de cinco estrellas" calcext:value-type="string">
            <text:p>Es de cinco estrellas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Si un estudiante no asistió pero entregó la tarea por correo, aprobará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STUDIANTE</text:p>
          </table:table-cell>
          <table:table-cell office:value-type="string" calcext:value-type="string">
            <text:p>ASISTIÓ</text:p>
          </table:table-cell>
          <table:table-cell office:value-type="string" calcext:value-type="string">
            <text:p>ENTREGA DE TAREA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/>
          <table:table-cell office:value-type="string" calcext:value-type="string">
            <text:p>Pedr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IF(OR([.D65]=&quot;SI&quot;);&quot;Aprobó&quot;;&quot;No aprobó&quot;)" office:value-type="string" office:string-value="No aprobó" calcext:value-type="string">
            <text:p>No aprobó</text:p>
          </table:table-cell>
        </table:table-row>
        <table:table-row table:style-name="ro1">
          <table:table-cell/>
          <table:table-cell office:value-type="string" calcext:value-type="string">
            <text:p>Camilo</text:p>
          </table:table-cell>
          <table:table-cell table:number-columns-repeated="2" office:value-type="string" calcext:value-type="string">
            <text:p>NO</text:p>
          </table:table-cell>
          <table:table-cell table:formula="of:=IF(OR([.D66]=&quot;SI&quot;);&quot;Aprobó&quot;;&quot;No aprobó&quot;)" office:value-type="string" office:string-value="No aprobó" calcext:value-type="string">
            <text:p>No aprobó</text:p>
          </table:table-cell>
        </table:table-row>
        <table:table-row table:style-name="ro1">
          <table:table-cell/>
          <table:table-cell office:value-type="string" calcext:value-type="string">
            <text:p>Julia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IF(OR([.D67]=&quot;SI&quot;);&quot;Aprobó&quot;;&quot;No aprobó&quot;)" office:value-type="string" office:string-value="No aprobó" calcext:value-type="string">
            <text:p>No aprobó</text:p>
          </table:table-cell>
        </table:table-row>
        <table:table-row table:style-name="ro1">
          <table:table-cell/>
          <table:table-cell office:value-type="string" calcext:value-type="string">
            <text:p>Marti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IF(OR([.D68]=&quot;SI&quot;);&quot;Aprobó&quot;;&quot;No aprobó&quot;)" office:value-type="string" office:string-value="Aprobó" calcext:value-type="string">
            <text:p>Aprob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4T15:24:09.444000000</meta:creation-date>
    <dc:date>2025-05-14T17:32:43.815000000</dc:date>
    <meta:editing-duration>PT2H8M36S</meta:editing-duration>
    <meta:editing-cycles>1</meta:editing-cycles>
    <meta:document-statistic meta:table-count="2" meta:cell-count="172" meta:object-count="0"/>
    <meta:generator>LibreOffice/7.6.0.3$Windows_X86_64 LibreOffice_project/69edd8b8ebc41d00b4de3915dc82f8f0fc3b6265</meta:generator>
  </office:meta>
</office:document-meta>
</file>